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5" table:default-cell-style-name="Default"/>
        <table:table-column table:style-name="co1" table:number-columns-repeated="27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 table:number-columns-spanned="5" table:number-rows-spanned="1">
            <text:p>test250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test500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test750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test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test2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test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test4</text:p>
          </table:table-cell>
          <table:covered-table-cell table:number-columns-repeated="4" table:style-name="ce1"/>
          <table:table-cell table:number-columns-repeated="2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" table:number-rows-spanned="4">
            <text:p>seq</text:p>
          </table:table-cell>
          <table:table-cell table:style-name="ce1" office:value-type="string" calcext:value-type="string">
            <text:p>cycles</text:p>
          </table:table-cell>
          <table:table-cell office:value-type="float" office:value="167583793" calcext:value-type="float">
            <text:p>167583793</text:p>
          </table:table-cell>
          <table:table-cell office:value-type="float" office:value="167271476" calcext:value-type="float">
            <text:p>167271476</text:p>
          </table:table-cell>
          <table:table-cell office:value-type="float" office:value="166300538" calcext:value-type="float">
            <text:p>166300538</text:p>
          </table:table-cell>
          <table:table-cell office:value-type="float" office:value="168229728" calcext:value-type="float">
            <text:p>168229728</text:p>
          </table:table-cell>
          <table:table-cell office:value-type="float" office:value="167319712" calcext:value-type="float">
            <text:p>167319712</text:p>
          </table:table-cell>
          <table:table-cell office:value-type="float" office:value="1371306985" calcext:value-type="float">
            <text:p>1371306985</text:p>
          </table:table-cell>
          <table:table-cell office:value-type="float" office:value="1378304460" calcext:value-type="float">
            <text:p>1378304460</text:p>
          </table:table-cell>
          <table:table-cell office:value-type="float" office:value="1367009326" calcext:value-type="float">
            <text:p>1367009326</text:p>
          </table:table-cell>
          <table:table-cell office:value-type="float" office:value="1370291540" calcext:value-type="float">
            <text:p>1370291540</text:p>
          </table:table-cell>
          <table:table-cell office:value-type="float" office:value="1396563081" calcext:value-type="float">
            <text:p>1396563081</text:p>
          </table:table-cell>
          <table:table-cell office:value-type="float" office:value="4515056812" calcext:value-type="float">
            <text:p>4515056812</text:p>
          </table:table-cell>
          <table:table-cell office:value-type="float" office:value="5364284328" calcext:value-type="float">
            <text:p>5364284328</text:p>
          </table:table-cell>
          <table:table-cell office:value-type="float" office:value="5321133272" calcext:value-type="float">
            <text:p>5321133272</text:p>
          </table:table-cell>
          <table:table-cell office:value-type="float" office:value="4879233388" calcext:value-type="float">
            <text:p>4879233388</text:p>
          </table:table-cell>
          <table:table-cell office:value-type="float" office:value="5448970488" calcext:value-type="float">
            <text:p>5448970488</text:p>
          </table:table-cell>
          <table:table-cell office:value-type="float" office:value="13430303424" calcext:value-type="float">
            <text:p>13430303424</text:p>
          </table:table-cell>
          <table:table-cell office:value-type="float" office:value="13487407651" calcext:value-type="float">
            <text:p>13487407651</text:p>
          </table:table-cell>
          <table:table-cell office:value-type="float" office:value="13440912214" calcext:value-type="float">
            <text:p>13440912214</text:p>
          </table:table-cell>
          <table:table-cell office:value-type="float" office:value="15541458135" calcext:value-type="float">
            <text:p>15541458135</text:p>
          </table:table-cell>
          <table:table-cell office:value-type="float" office:value="17366702876" calcext:value-type="float">
            <text:p>17366702876</text:p>
          </table:table-cell>
          <table:table-cell office:value-type="float" office:value="127077134441" calcext:value-type="float">
            <text:p>127077134441</text:p>
          </table:table-cell>
          <table:table-cell office:value-type="float" office:value="123265270853" calcext:value-type="float">
            <text:p>123265270853</text:p>
          </table:table-cell>
          <table:table-cell office:value-type="float" office:value="122664953213" calcext:value-type="float">
            <text:p>122664953213</text:p>
          </table:table-cell>
          <table:table-cell office:value-type="float" office:value="126975818929" calcext:value-type="float">
            <text:p>126975818929</text:p>
          </table:table-cell>
          <table:table-cell office:value-type="float" office:value="130944112040" calcext:value-type="float">
            <text:p>130944112040</text:p>
          </table:table-cell>
          <table:table-cell office:value-type="float" office:value="374011046579" calcext:value-type="float">
            <text:p>374011046579</text:p>
          </table:table-cell>
          <table:table-cell office:value-type="float" office:value="375839600504" calcext:value-type="float">
            <text:p>375839600504</text:p>
          </table:table-cell>
          <table:table-cell office:value-type="float" office:value="370828872649" calcext:value-type="float">
            <text:p>370828872649</text:p>
          </table:table-cell>
          <table:table-cell office:value-type="float" office:value="370882924544" calcext:value-type="float">
            <text:p>370882924544</text:p>
          </table:table-cell>
          <table:table-cell office:value-type="float" office:value="770474846863" calcext:value-type="float">
            <text:p>770474846863</text:p>
          </table:table-cell>
          <table:table-cell office:value-type="float" office:value="1219128722441" calcext:value-type="float">
            <text:p>1219128722441</text:p>
          </table:table-cell>
          <table:table-cell office:value-type="float" office:value="1216450814467" calcext:value-type="float">
            <text:p>1216450814467</text:p>
          </table:table-cell>
          <table:table-cell office:value-type="float" office:value="1207315472358" calcext:value-type="float">
            <text:p>1207315472358</text:p>
          </table:table-cell>
          <table:table-cell office:value-type="float" office:value="1221887579137" calcext:value-type="float">
            <text:p>1221887579137</text:p>
          </table:table-cell>
          <table:table-cell office:value-type="float" office:value="1364008134836" calcext:value-type="float">
            <text:p>1364008134836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real_time_nsec</text:p>
          </table:table-cell>
          <table:table-cell office:value-type="float" office:value="52398054" calcext:value-type="float">
            <text:p>52398054</text:p>
          </table:table-cell>
          <table:table-cell office:value-type="float" office:value="52302435" calcext:value-type="float">
            <text:p>52302435</text:p>
          </table:table-cell>
          <table:table-cell office:value-type="float" office:value="51996148" calcext:value-type="float">
            <text:p>51996148</text:p>
          </table:table-cell>
          <table:table-cell office:value-type="float" office:value="52602081" calcext:value-type="float">
            <text:p>52602081</text:p>
          </table:table-cell>
          <table:table-cell office:value-type="float" office:value="52313408" calcext:value-type="float">
            <text:p>52313408</text:p>
          </table:table-cell>
          <table:table-cell office:value-type="float" office:value="428783781" calcext:value-type="float">
            <text:p>428783781</text:p>
          </table:table-cell>
          <table:table-cell office:value-type="float" office:value="430976003" calcext:value-type="float">
            <text:p>430976003</text:p>
          </table:table-cell>
          <table:table-cell office:value-type="float" office:value="427430280" calcext:value-type="float">
            <text:p>427430280</text:p>
          </table:table-cell>
          <table:table-cell office:value-type="float" office:value="428481875" calcext:value-type="float">
            <text:p>428481875</text:p>
          </table:table-cell>
          <table:table-cell office:value-type="float" office:value="436672363" calcext:value-type="float">
            <text:p>436672363</text:p>
          </table:table-cell>
          <table:table-cell office:value-type="float" office:value="1411783730" calcext:value-type="float">
            <text:p>1411783730</text:p>
          </table:table-cell>
          <table:table-cell office:value-type="float" office:value="1677336990" calcext:value-type="float">
            <text:p>1677336990</text:p>
          </table:table-cell>
          <table:table-cell office:value-type="float" office:value="1663792685" calcext:value-type="float">
            <text:p>1663792685</text:p>
          </table:table-cell>
          <table:table-cell office:value-type="float" office:value="1525710858" calcext:value-type="float">
            <text:p>1525710858</text:p>
          </table:table-cell>
          <table:table-cell office:value-type="float" office:value="1703772409" calcext:value-type="float">
            <text:p>1703772409</text:p>
          </table:table-cell>
          <table:table-cell office:value-type="float" office:value="4199439395" calcext:value-type="float">
            <text:p>4199439395</text:p>
          </table:table-cell>
          <table:table-cell office:value-type="float" office:value="4217325621" calcext:value-type="float">
            <text:p>4217325621</text:p>
          </table:table-cell>
          <table:table-cell office:value-type="float" office:value="4202657114" calcext:value-type="float">
            <text:p>4202657114</text:p>
          </table:table-cell>
          <table:table-cell office:value-type="float" office:value="4859733941" calcext:value-type="float">
            <text:p>4859733941</text:p>
          </table:table-cell>
          <table:table-cell office:value-type="float" office:value="5430190136" calcext:value-type="float">
            <text:p>5430190136</text:p>
          </table:table-cell>
          <table:table-cell office:value-type="float" office:value="39734996856" calcext:value-type="float">
            <text:p>39734996856</text:p>
          </table:table-cell>
          <table:table-cell office:value-type="float" office:value="38543356125" calcext:value-type="float">
            <text:p>38543356125</text:p>
          </table:table-cell>
          <table:table-cell office:value-type="float" office:value="38354493070" calcext:value-type="float">
            <text:p>38354493070</text:p>
          </table:table-cell>
          <table:table-cell office:value-type="float" office:value="39704628636" calcext:value-type="float">
            <text:p>39704628636</text:p>
          </table:table-cell>
          <table:table-cell office:value-type="float" office:value="40943386635" calcext:value-type="float">
            <text:p>40943386635</text:p>
          </table:table-cell>
          <table:table-cell office:value-type="float" office:value="116947438288" calcext:value-type="float">
            <text:p>116947438288</text:p>
          </table:table-cell>
          <table:table-cell office:value-type="float" office:value="117519904798" calcext:value-type="float">
            <text:p>117519904798</text:p>
          </table:table-cell>
          <table:table-cell office:value-type="float" office:value="115949958762" calcext:value-type="float">
            <text:p>115949958762</text:p>
          </table:table-cell>
          <table:table-cell office:value-type="float" office:value="115972498264" calcext:value-type="float">
            <text:p>115972498264</text:p>
          </table:table-cell>
          <table:table-cell office:value-type="float" office:value="240910853546" calcext:value-type="float">
            <text:p>240910853546</text:p>
          </table:table-cell>
          <table:table-cell office:value-type="float" office:value="381203615510" calcext:value-type="float">
            <text:p>381203615510</text:p>
          </table:table-cell>
          <table:table-cell office:value-type="float" office:value="380350478977" calcext:value-type="float">
            <text:p>380350478977</text:p>
          </table:table-cell>
          <table:table-cell office:value-type="float" office:value="377503347178" calcext:value-type="float">
            <text:p>377503347178</text:p>
          </table:table-cell>
          <table:table-cell office:value-type="float" office:value="382028166873" calcext:value-type="float">
            <text:p>382028166873</text:p>
          </table:table-cell>
          <table:table-cell office:value-type="float" office:value="426495825519" calcext:value-type="float">
            <text:p>426495825519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INS</text:p>
          </table:table-cell>
          <table:table-cell office:value-type="float" office:value="407569577" calcext:value-type="float">
            <text:p>407569577</text:p>
          </table:table-cell>
          <table:table-cell office:value-type="float" office:value="407569592" calcext:value-type="float">
            <text:p>407569592</text:p>
          </table:table-cell>
          <table:table-cell office:value-type="float" office:value="407569583" calcext:value-type="float">
            <text:p>407569583</text:p>
          </table:table-cell>
          <table:table-cell office:value-type="float" office:value="407569585" calcext:value-type="float">
            <text:p>407569585</text:p>
          </table:table-cell>
          <table:table-cell office:value-type="float" office:value="407569583" calcext:value-type="float">
            <text:p>407569583</text:p>
          </table:table-cell>
          <table:table-cell office:value-type="float" office:value="3255260197" calcext:value-type="float">
            <text:p>3255260197</text:p>
          </table:table-cell>
          <table:table-cell office:value-type="float" office:value="3255260253" calcext:value-type="float">
            <text:p>3255260253</text:p>
          </table:table-cell>
          <table:table-cell office:value-type="float" office:value="3255260093" calcext:value-type="float">
            <text:p>3255260093</text:p>
          </table:table-cell>
          <table:table-cell office:value-type="float" office:value="3255260078" calcext:value-type="float">
            <text:p>3255260078</text:p>
          </table:table-cell>
          <table:table-cell office:value-type="float" office:value="3255260129" calcext:value-type="float">
            <text:p>3255260129</text:p>
          </table:table-cell>
          <table:table-cell office:value-type="float" office:value="10980576814" calcext:value-type="float">
            <text:p>10980576814</text:p>
          </table:table-cell>
          <table:table-cell office:value-type="float" office:value="10980575893" calcext:value-type="float">
            <text:p>10980575893</text:p>
          </table:table-cell>
          <table:table-cell office:value-type="float" office:value="10980576253" calcext:value-type="float">
            <text:p>10980576253</text:p>
          </table:table-cell>
          <table:table-cell office:value-type="float" office:value="10980576130" calcext:value-type="float">
            <text:p>10980576130</text:p>
          </table:table-cell>
          <table:table-cell office:value-type="float" office:value="10980575884" calcext:value-type="float">
            <text:p>10980575884</text:p>
          </table:table-cell>
          <table:table-cell office:value-type="float" office:value="26021018937" calcext:value-type="float">
            <text:p>26021018937</text:p>
          </table:table-cell>
          <table:table-cell office:value-type="float" office:value="26021018496" calcext:value-type="float">
            <text:p>26021018496</text:p>
          </table:table-cell>
          <table:table-cell office:value-type="float" office:value="26021018509" calcext:value-type="float">
            <text:p>26021018509</text:p>
          </table:table-cell>
          <table:table-cell office:value-type="float" office:value="26021019138" calcext:value-type="float">
            <text:p>26021019138</text:p>
          </table:table-cell>
          <table:table-cell office:value-type="float" office:value="26021019617" calcext:value-type="float">
            <text:p>26021019617</text:p>
          </table:table-cell>
          <table:table-cell office:value-type="float" office:value="208084076579" calcext:value-type="float">
            <text:p>208084076579</text:p>
          </table:table-cell>
          <table:table-cell office:value-type="float" office:value="208084063778" calcext:value-type="float">
            <text:p>208084063778</text:p>
          </table:table-cell>
          <table:table-cell office:value-type="float" office:value="208084063875" calcext:value-type="float">
            <text:p>208084063875</text:p>
          </table:table-cell>
          <table:table-cell office:value-type="float" office:value="208084063800" calcext:value-type="float">
            <text:p>208084063800</text:p>
          </table:table-cell>
          <table:table-cell office:value-type="float" office:value="208084072139" calcext:value-type="float">
            <text:p>208084072139</text:p>
          </table:table-cell>
          <table:table-cell office:value-type="float" office:value="702189154615" calcext:value-type="float">
            <text:p>702189154615</text:p>
          </table:table-cell>
          <table:table-cell office:value-type="float" office:value="702189169125" calcext:value-type="float">
            <text:p>702189169125</text:p>
          </table:table-cell>
          <table:table-cell office:value-type="float" office:value="702189179701" calcext:value-type="float">
            <text:p>702189179701</text:p>
          </table:table-cell>
          <table:table-cell office:value-type="float" office:value="702189153918" calcext:value-type="float">
            <text:p>702189153918</text:p>
          </table:table-cell>
          <table:table-cell office:value-type="float" office:value="702189281876" calcext:value-type="float">
            <text:p>702189281876</text:p>
          </table:table-cell>
          <table:table-cell office:value-type="float" office:value="1664336481976" calcext:value-type="float">
            <text:p>1664336481976</text:p>
          </table:table-cell>
          <table:table-cell office:value-type="float" office:value="1664336441530" calcext:value-type="float">
            <text:p>1664336441530</text:p>
          </table:table-cell>
          <table:table-cell office:value-type="float" office:value="1664336440931" calcext:value-type="float">
            <text:p>1664336440931</text:p>
          </table:table-cell>
          <table:table-cell office:value-type="float" office:value="1664336514630" calcext:value-type="float">
            <text:p>1664336514630</text:p>
          </table:table-cell>
          <table:table-cell office:value-type="float" office:value="1664336558790" calcext:value-type="float">
            <text:p>1664336558790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CYC</text:p>
          </table:table-cell>
          <table:table-cell office:value-type="float" office:value="175169378" calcext:value-type="float">
            <text:p>175169378</text:p>
          </table:table-cell>
          <table:table-cell office:value-type="float" office:value="173716999" calcext:value-type="float">
            <text:p>173716999</text:p>
          </table:table-cell>
          <table:table-cell office:value-type="float" office:value="172821717" calcext:value-type="float">
            <text:p>172821717</text:p>
          </table:table-cell>
          <table:table-cell office:value-type="float" office:value="175280228" calcext:value-type="float">
            <text:p>175280228</text:p>
          </table:table-cell>
          <table:table-cell office:value-type="float" office:value="172863386" calcext:value-type="float">
            <text:p>172863386</text:p>
          </table:table-cell>
          <table:table-cell office:value-type="float" office:value="1433741951" calcext:value-type="float">
            <text:p>1433741951</text:p>
          </table:table-cell>
          <table:table-cell office:value-type="float" office:value="1434055186" calcext:value-type="float">
            <text:p>1434055186</text:p>
          </table:table-cell>
          <table:table-cell office:value-type="float" office:value="1430570124" calcext:value-type="float">
            <text:p>1430570124</text:p>
          </table:table-cell>
          <table:table-cell office:value-type="float" office:value="1433641765" calcext:value-type="float">
            <text:p>1433641765</text:p>
          </table:table-cell>
          <table:table-cell office:value-type="float" office:value="1444190347" calcext:value-type="float">
            <text:p>1444190347</text:p>
          </table:table-cell>
          <table:table-cell office:value-type="float" office:value="4734541695" calcext:value-type="float">
            <text:p>4734541695</text:p>
          </table:table-cell>
          <table:table-cell office:value-type="float" office:value="5616545526" calcext:value-type="float">
            <text:p>5616545526</text:p>
          </table:table-cell>
          <table:table-cell office:value-type="float" office:value="5549074323" calcext:value-type="float">
            <text:p>5549074323</text:p>
          </table:table-cell>
          <table:table-cell office:value-type="float" office:value="5114849300" calcext:value-type="float">
            <text:p>5114849300</text:p>
          </table:table-cell>
          <table:table-cell office:value-type="float" office:value="5684842819" calcext:value-type="float">
            <text:p>5684842819</text:p>
          </table:table-cell>
          <table:table-cell office:value-type="float" office:value="14106638618" calcext:value-type="float">
            <text:p>14106638618</text:p>
          </table:table-cell>
          <table:table-cell office:value-type="float" office:value="14187812268" calcext:value-type="float">
            <text:p>14187812268</text:p>
          </table:table-cell>
          <table:table-cell office:value-type="float" office:value="14119711482" calcext:value-type="float">
            <text:p>14119711482</text:p>
          </table:table-cell>
          <table:table-cell office:value-type="float" office:value="16279296045" calcext:value-type="float">
            <text:p>16279296045</text:p>
          </table:table-cell>
          <table:table-cell office:value-type="float" office:value="18242224422" calcext:value-type="float">
            <text:p>18242224422</text:p>
          </table:table-cell>
          <table:table-cell office:value-type="float" office:value="133764121383" calcext:value-type="float">
            <text:p>133764121383</text:p>
          </table:table-cell>
          <table:table-cell office:value-type="float" office:value="129884130925" calcext:value-type="float">
            <text:p>129884130925</text:p>
          </table:table-cell>
          <table:table-cell office:value-type="float" office:value="129083958104" calcext:value-type="float">
            <text:p>129083958104</text:p>
          </table:table-cell>
          <table:table-cell office:value-type="float" office:value="133150398975" calcext:value-type="float">
            <text:p>133150398975</text:p>
          </table:table-cell>
          <table:table-cell office:value-type="float" office:value="137610244131" calcext:value-type="float">
            <text:p>137610244131</text:p>
          </table:table-cell>
          <table:table-cell office:value-type="float" office:value="394128644549" calcext:value-type="float">
            <text:p>394128644549</text:p>
          </table:table-cell>
          <table:table-cell office:value-type="float" office:value="396218637892" calcext:value-type="float">
            <text:p>396218637892</text:p>
          </table:table-cell>
          <table:table-cell office:value-type="float" office:value="390214012905" calcext:value-type="float">
            <text:p>390214012905</text:p>
          </table:table-cell>
          <table:table-cell office:value-type="float" office:value="389064400359" calcext:value-type="float">
            <text:p>389064400359</text:p>
          </table:table-cell>
          <table:table-cell office:value-type="float" office:value="808372276398" calcext:value-type="float">
            <text:p>808372276398</text:p>
          </table:table-cell>
          <table:table-cell office:value-type="float" office:value="1283883858076" calcext:value-type="float">
            <text:p>1283883858076</text:p>
          </table:table-cell>
          <table:table-cell office:value-type="float" office:value="1280099117653" calcext:value-type="float">
            <text:p>1280099117653</text:p>
          </table:table-cell>
          <table:table-cell office:value-type="float" office:value="1270986592508" calcext:value-type="float">
            <text:p>1270986592508</text:p>
          </table:table-cell>
          <table:table-cell office:value-type="float" office:value="1281896090487" calcext:value-type="float">
            <text:p>1281896090487</text:p>
          </table:table-cell>
          <table:table-cell office:value-type="float" office:value="1430158299856" calcext:value-type="float">
            <text:p>143015829985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omp</text:p>
          </table:table-cell>
          <table:table-cell table:style-name="ce1" office:value-type="string" calcext:value-type="string">
            <text:p>cycles</text:p>
          </table:table-cell>
          <table:table-cell office:value-type="float" office:value="43514028" calcext:value-type="float">
            <text:p>43514028</text:p>
          </table:table-cell>
          <table:table-cell office:value-type="float" office:value="43700684" calcext:value-type="float">
            <text:p>43700684</text:p>
          </table:table-cell>
          <table:table-cell office:value-type="float" office:value="43783856" calcext:value-type="float">
            <text:p>43783856</text:p>
          </table:table-cell>
          <table:table-cell office:value-type="float" office:value="43376128" calcext:value-type="float">
            <text:p>43376128</text:p>
          </table:table-cell>
          <table:table-cell office:value-type="float" office:value="46862896" calcext:value-type="float">
            <text:p>46862896</text:p>
          </table:table-cell>
          <table:table-cell office:value-type="float" office:value="353068120" calcext:value-type="float">
            <text:p>353068120</text:p>
          </table:table-cell>
          <table:table-cell office:value-type="float" office:value="353356412" calcext:value-type="float">
            <text:p>353356412</text:p>
          </table:table-cell>
          <table:table-cell office:value-type="float" office:value="359970390" calcext:value-type="float">
            <text:p>359970390</text:p>
          </table:table-cell>
          <table:table-cell office:value-type="float" office:value="360692408" calcext:value-type="float">
            <text:p>360692408</text:p>
          </table:table-cell>
          <table:table-cell office:value-type="float" office:value="409007652" calcext:value-type="float">
            <text:p>409007652</text:p>
          </table:table-cell>
          <table:table-cell office:value-type="float" office:value="1343579856" calcext:value-type="float">
            <text:p>1343579856</text:p>
          </table:table-cell>
          <table:table-cell office:value-type="float" office:value="1408733908" calcext:value-type="float">
            <text:p>1408733908</text:p>
          </table:table-cell>
          <table:table-cell office:value-type="float" office:value="1266004648" calcext:value-type="float">
            <text:p>1266004648</text:p>
          </table:table-cell>
          <table:table-cell office:value-type="float" office:value="1342889548" calcext:value-type="float">
            <text:p>1342889548</text:p>
          </table:table-cell>
          <table:table-cell office:value-type="float" office:value="1376367556" calcext:value-type="float">
            <text:p>1376367556</text:p>
          </table:table-cell>
          <table:table-cell office:value-type="float" office:value="3475602088" calcext:value-type="float">
            <text:p>3475602088</text:p>
          </table:table-cell>
          <table:table-cell office:value-type="float" office:value="3492564040" calcext:value-type="float">
            <text:p>3492564040</text:p>
          </table:table-cell>
          <table:table-cell office:value-type="float" office:value="3468272879" calcext:value-type="float">
            <text:p>3468272879</text:p>
          </table:table-cell>
          <table:table-cell office:value-type="float" office:value="3450051664" calcext:value-type="float">
            <text:p>3450051664</text:p>
          </table:table-cell>
          <table:table-cell office:value-type="float" office:value="3455434068" calcext:value-type="float">
            <text:p>3455434068</text:p>
          </table:table-cell>
          <table:table-cell office:value-type="float" office:value="32256401616" calcext:value-type="float">
            <text:p>32256401616</text:p>
          </table:table-cell>
          <table:table-cell office:value-type="float" office:value="33110200932" calcext:value-type="float">
            <text:p>33110200932</text:p>
          </table:table-cell>
          <table:table-cell office:value-type="float" office:value="31797832340" calcext:value-type="float">
            <text:p>31797832340</text:p>
          </table:table-cell>
          <table:table-cell office:value-type="float" office:value="32075450740" calcext:value-type="float">
            <text:p>32075450740</text:p>
          </table:table-cell>
          <table:table-cell office:value-type="float" office:value="32242742316" calcext:value-type="float">
            <text:p>32242742316</text:p>
          </table:table-cell>
          <table:table-cell office:value-type="float" office:value="98341063868" calcext:value-type="float">
            <text:p>98341063868</text:p>
          </table:table-cell>
          <table:table-cell office:value-type="float" office:value="100594182008" calcext:value-type="float">
            <text:p>100594182008</text:p>
          </table:table-cell>
          <table:table-cell office:value-type="float" office:value="99567859408" calcext:value-type="float">
            <text:p>99567859408</text:p>
          </table:table-cell>
          <table:table-cell office:value-type="float" office:value="101047139220" calcext:value-type="float">
            <text:p>101047139220</text:p>
          </table:table-cell>
          <table:table-cell office:value-type="float" office:value="100193365460" calcext:value-type="float">
            <text:p>100193365460</text:p>
          </table:table-cell>
          <table:table-cell office:value-type="float" office:value="327691806832" calcext:value-type="float">
            <text:p>327691806832</text:p>
          </table:table-cell>
          <table:table-cell office:value-type="float" office:value="318773962244" calcext:value-type="float">
            <text:p>318773962244</text:p>
          </table:table-cell>
          <table:table-cell office:value-type="float" office:value="342432921796" calcext:value-type="float">
            <text:p>342432921796</text:p>
          </table:table-cell>
          <table:table-cell office:value-type="float" office:value="383687119544" calcext:value-type="float">
            <text:p>383687119544</text:p>
          </table:table-cell>
          <table:table-cell office:value-type="float" office:value="334565361628" calcext:value-type="float">
            <text:p>334565361628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real_time_nsec</text:p>
          </table:table-cell>
          <table:table-cell office:value-type="float" office:value="13603648" calcext:value-type="float">
            <text:p>13603648</text:p>
          </table:table-cell>
          <table:table-cell office:value-type="float" office:value="13660777" calcext:value-type="float">
            <text:p>13660777</text:p>
          </table:table-cell>
          <table:table-cell office:value-type="float" office:value="13687222" calcext:value-type="float">
            <text:p>13687222</text:p>
          </table:table-cell>
          <table:table-cell office:value-type="float" office:value="13556627" calcext:value-type="float">
            <text:p>13556627</text:p>
          </table:table-cell>
          <table:table-cell office:value-type="float" office:value="14649002" calcext:value-type="float">
            <text:p>14649002</text:p>
          </table:table-cell>
          <table:table-cell office:value-type="float" office:value="110396744" calcext:value-type="float">
            <text:p>110396744</text:p>
          </table:table-cell>
          <table:table-cell office:value-type="float" office:value="110479697" calcext:value-type="float">
            <text:p>110479697</text:p>
          </table:table-cell>
          <table:table-cell office:value-type="float" office:value="112552373" calcext:value-type="float">
            <text:p>112552373</text:p>
          </table:table-cell>
          <table:table-cell office:value-type="float" office:value="112754057" calcext:value-type="float">
            <text:p>112754057</text:p>
          </table:table-cell>
          <table:table-cell office:value-type="float" office:value="127885848" calcext:value-type="float">
            <text:p>127885848</text:p>
          </table:table-cell>
          <table:table-cell office:value-type="float" office:value="420117306" calcext:value-type="float">
            <text:p>420117306</text:p>
          </table:table-cell>
          <table:table-cell office:value-type="float" office:value="440465751" calcext:value-type="float">
            <text:p>440465751</text:p>
          </table:table-cell>
          <table:table-cell office:value-type="float" office:value="395854562" calcext:value-type="float">
            <text:p>395854562</text:p>
          </table:table-cell>
          <table:table-cell office:value-type="float" office:value="419799589" calcext:value-type="float">
            <text:p>419799589</text:p>
          </table:table-cell>
          <table:table-cell office:value-type="float" office:value="430357827" calcext:value-type="float">
            <text:p>430357827</text:p>
          </table:table-cell>
          <table:table-cell office:value-type="float" office:value="1086769497" calcext:value-type="float">
            <text:p>1086769497</text:p>
          </table:table-cell>
          <table:table-cell office:value-type="float" office:value="1092013175" calcext:value-type="float">
            <text:p>1092013175</text:p>
          </table:table-cell>
          <table:table-cell office:value-type="float" office:value="1084462043" calcext:value-type="float">
            <text:p>1084462043</text:p>
          </table:table-cell>
          <table:table-cell office:value-type="float" office:value="1078521530" calcext:value-type="float">
            <text:p>1078521530</text:p>
          </table:table-cell>
          <table:table-cell office:value-type="float" office:value="1080435914" calcext:value-type="float">
            <text:p>1080435914</text:p>
          </table:table-cell>
          <table:table-cell office:value-type="float" office:value="10086114797" calcext:value-type="float">
            <text:p>10086114797</text:p>
          </table:table-cell>
          <table:table-cell office:value-type="float" office:value="10352511945" calcext:value-type="float">
            <text:p>10352511945</text:p>
          </table:table-cell>
          <table:table-cell office:value-type="float" office:value="9942581161" calcext:value-type="float">
            <text:p>9942581161</text:p>
          </table:table-cell>
          <table:table-cell office:value-type="float" office:value="10027172723" calcext:value-type="float">
            <text:p>10027172723</text:p>
          </table:table-cell>
          <table:table-cell office:value-type="float" office:value="10081598112" calcext:value-type="float">
            <text:p>10081598112</text:p>
          </table:table-cell>
          <table:table-cell office:value-type="float" office:value="30749852408" calcext:value-type="float">
            <text:p>30749852408</text:p>
          </table:table-cell>
          <table:table-cell office:value-type="float" office:value="31452682645" calcext:value-type="float">
            <text:p>31452682645</text:p>
          </table:table-cell>
          <table:table-cell office:value-type="float" office:value="31133003310" calcext:value-type="float">
            <text:p>31133003310</text:p>
          </table:table-cell>
          <table:table-cell office:value-type="float" office:value="31589060780" calcext:value-type="float">
            <text:p>31589060780</text:p>
          </table:table-cell>
          <table:table-cell office:value-type="float" office:value="31328276881" calcext:value-type="float">
            <text:p>31328276881</text:p>
          </table:table-cell>
          <table:table-cell office:value-type="float" office:value="102464606462" calcext:value-type="float">
            <text:p>102464606462</text:p>
          </table:table-cell>
          <table:table-cell office:value-type="float" office:value="99671295754" calcext:value-type="float">
            <text:p>99671295754</text:p>
          </table:table-cell>
          <table:table-cell office:value-type="float" office:value="107072459850" calcext:value-type="float">
            <text:p>107072459850</text:p>
          </table:table-cell>
          <table:table-cell office:value-type="float" office:value="119952734483" calcext:value-type="float">
            <text:p>119952734483</text:p>
          </table:table-cell>
          <table:table-cell office:value-type="float" office:value="104611301936" calcext:value-type="float">
            <text:p>104611301936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INS</text:p>
          </table:table-cell>
          <table:table-cell office:value-type="float" office:value="105852722" calcext:value-type="float">
            <text:p>105852722</text:p>
          </table:table-cell>
          <table:table-cell office:value-type="float" office:value="106072052" calcext:value-type="float">
            <text:p>106072052</text:p>
          </table:table-cell>
          <table:table-cell office:value-type="float" office:value="105852011" calcext:value-type="float">
            <text:p>105852011</text:p>
          </table:table-cell>
          <table:table-cell office:value-type="float" office:value="105956360" calcext:value-type="float">
            <text:p>105956360</text:p>
          </table:table-cell>
          <table:table-cell office:value-type="float" office:value="107401389" calcext:value-type="float">
            <text:p>107401389</text:p>
          </table:table-cell>
          <table:table-cell office:value-type="float" office:value="845142723" calcext:value-type="float">
            <text:p>845142723</text:p>
          </table:table-cell>
          <table:table-cell office:value-type="float" office:value="846766969" calcext:value-type="float">
            <text:p>846766969</text:p>
          </table:table-cell>
          <table:table-cell office:value-type="float" office:value="847236068" calcext:value-type="float">
            <text:p>847236068</text:p>
          </table:table-cell>
          <table:table-cell office:value-type="float" office:value="845878281" calcext:value-type="float">
            <text:p>845878281</text:p>
          </table:table-cell>
          <table:table-cell office:value-type="float" office:value="847268190" calcext:value-type="float">
            <text:p>847268190</text:p>
          </table:table-cell>
          <table:table-cell office:value-type="float" office:value="2850791435" calcext:value-type="float">
            <text:p>2850791435</text:p>
          </table:table-cell>
          <table:table-cell office:value-type="float" office:value="2852891105" calcext:value-type="float">
            <text:p>2852891105</text:p>
          </table:table-cell>
          <table:table-cell office:value-type="float" office:value="2850790854" calcext:value-type="float">
            <text:p>2850790854</text:p>
          </table:table-cell>
          <table:table-cell office:value-type="float" office:value="2850791606" calcext:value-type="float">
            <text:p>2850791606</text:p>
          </table:table-cell>
          <table:table-cell office:value-type="float" office:value="2850791660" calcext:value-type="float">
            <text:p>2850791660</text:p>
          </table:table-cell>
          <table:table-cell office:value-type="float" office:value="6757642397" calcext:value-type="float">
            <text:p>6757642397</text:p>
          </table:table-cell>
          <table:table-cell office:value-type="float" office:value="6755541966" calcext:value-type="float">
            <text:p>6755541966</text:p>
          </table:table-cell>
          <table:table-cell office:value-type="float" office:value="6757634679" calcext:value-type="float">
            <text:p>6757634679</text:p>
          </table:table-cell>
          <table:table-cell office:value-type="float" office:value="6755543032" calcext:value-type="float">
            <text:p>6755543032</text:p>
          </table:table-cell>
          <table:table-cell office:value-type="float" office:value="6757641545" calcext:value-type="float">
            <text:p>6757641545</text:p>
          </table:table-cell>
          <table:table-cell office:value-type="float" office:value="54024085290" calcext:value-type="float">
            <text:p>54024085290</text:p>
          </table:table-cell>
          <table:table-cell office:value-type="float" office:value="54024153664" calcext:value-type="float">
            <text:p>54024153664</text:p>
          </table:table-cell>
          <table:table-cell office:value-type="float" office:value="54026202881" calcext:value-type="float">
            <text:p>54026202881</text:p>
          </table:table-cell>
          <table:table-cell office:value-type="float" office:value="54024146903" calcext:value-type="float">
            <text:p>54024146903</text:p>
          </table:table-cell>
          <table:table-cell office:value-type="float" office:value="54024152380" calcext:value-type="float">
            <text:p>54024152380</text:p>
          </table:table-cell>
          <table:table-cell office:value-type="float" office:value="182299582559" calcext:value-type="float">
            <text:p>182299582559</text:p>
          </table:table-cell>
          <table:table-cell office:value-type="float" office:value="182299584869" calcext:value-type="float">
            <text:p>182299584869</text:p>
          </table:table-cell>
          <table:table-cell office:value-type="float" office:value="182301673458" calcext:value-type="float">
            <text:p>182301673458</text:p>
          </table:table-cell>
          <table:table-cell office:value-type="float" office:value="182299579575" calcext:value-type="float">
            <text:p>182299579575</text:p>
          </table:table-cell>
          <table:table-cell office:value-type="float" office:value="182301647010" calcext:value-type="float">
            <text:p>182301647010</text:p>
          </table:table-cell>
          <table:table-cell office:value-type="float" office:value="432090271434" calcext:value-type="float">
            <text:p>432090271434</text:p>
          </table:table-cell>
          <table:table-cell office:value-type="float" office:value="432090242561" calcext:value-type="float">
            <text:p>432090242561</text:p>
          </table:table-cell>
          <table:table-cell office:value-type="float" office:value="432090255001" calcext:value-type="float">
            <text:p>432090255001</text:p>
          </table:table-cell>
          <table:table-cell office:value-type="float" office:value="432090534650" calcext:value-type="float">
            <text:p>432090534650</text:p>
          </table:table-cell>
          <table:table-cell office:value-type="float" office:value="432088173562" calcext:value-type="float">
            <text:p>432088173562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CYC</text:p>
          </table:table-cell>
          <table:table-cell office:value-type="float" office:value="42927076" calcext:value-type="float">
            <text:p>42927076</text:p>
          </table:table-cell>
          <table:table-cell office:value-type="float" office:value="43245901" calcext:value-type="float">
            <text:p>43245901</text:p>
          </table:table-cell>
          <table:table-cell office:value-type="float" office:value="42957731" calcext:value-type="float">
            <text:p>42957731</text:p>
          </table:table-cell>
          <table:table-cell office:value-type="float" office:value="42912667" calcext:value-type="float">
            <text:p>42912667</text:p>
          </table:table-cell>
          <table:table-cell office:value-type="float" office:value="46105077" calcext:value-type="float">
            <text:p>46105077</text:p>
          </table:table-cell>
          <table:table-cell office:value-type="float" office:value="348271752" calcext:value-type="float">
            <text:p>348271752</text:p>
          </table:table-cell>
          <table:table-cell office:value-type="float" office:value="351673800" calcext:value-type="float">
            <text:p>351673800</text:p>
          </table:table-cell>
          <table:table-cell office:value-type="float" office:value="353755226" calcext:value-type="float">
            <text:p>353755226</text:p>
          </table:table-cell>
          <table:table-cell office:value-type="float" office:value="350082335" calcext:value-type="float">
            <text:p>350082335</text:p>
          </table:table-cell>
          <table:table-cell office:value-type="float" office:value="361789161" calcext:value-type="float">
            <text:p>361789161</text:p>
          </table:table-cell>
          <table:table-cell office:value-type="float" office:value="1328375429" calcext:value-type="float">
            <text:p>1328375429</text:p>
          </table:table-cell>
          <table:table-cell office:value-type="float" office:value="1381395846" calcext:value-type="float">
            <text:p>1381395846</text:p>
          </table:table-cell>
          <table:table-cell office:value-type="float" office:value="1260452989" calcext:value-type="float">
            <text:p>1260452989</text:p>
          </table:table-cell>
          <table:table-cell office:value-type="float" office:value="1318184899" calcext:value-type="float">
            <text:p>1318184899</text:p>
          </table:table-cell>
          <table:table-cell office:value-type="float" office:value="1360500840" calcext:value-type="float">
            <text:p>1360500840</text:p>
          </table:table-cell>
          <table:table-cell office:value-type="float" office:value="3389702684" calcext:value-type="float">
            <text:p>3389702684</text:p>
          </table:table-cell>
          <table:table-cell office:value-type="float" office:value="3352733021" calcext:value-type="float">
            <text:p>3352733021</text:p>
          </table:table-cell>
          <table:table-cell office:value-type="float" office:value="3407250830" calcext:value-type="float">
            <text:p>3407250830</text:p>
          </table:table-cell>
          <table:table-cell office:value-type="float" office:value="3374198732" calcext:value-type="float">
            <text:p>3374198732</text:p>
          </table:table-cell>
          <table:table-cell office:value-type="float" office:value="3399133377" calcext:value-type="float">
            <text:p>3399133377</text:p>
          </table:table-cell>
          <table:table-cell office:value-type="float" office:value="31823284985" calcext:value-type="float">
            <text:p>31823284985</text:p>
          </table:table-cell>
          <table:table-cell office:value-type="float" office:value="32641987774" calcext:value-type="float">
            <text:p>32641987774</text:p>
          </table:table-cell>
          <table:table-cell office:value-type="float" office:value="31412571457" calcext:value-type="float">
            <text:p>31412571457</text:p>
          </table:table-cell>
          <table:table-cell office:value-type="float" office:value="31572874827" calcext:value-type="float">
            <text:p>31572874827</text:p>
          </table:table-cell>
          <table:table-cell office:value-type="float" office:value="31784411211" calcext:value-type="float">
            <text:p>31784411211</text:p>
          </table:table-cell>
          <table:table-cell office:value-type="float" office:value="96951038591" calcext:value-type="float">
            <text:p>96951038591</text:p>
          </table:table-cell>
          <table:table-cell office:value-type="float" office:value="98920090854" calcext:value-type="float">
            <text:p>98920090854</text:p>
          </table:table-cell>
          <table:table-cell office:value-type="float" office:value="98396254148" calcext:value-type="float">
            <text:p>98396254148</text:p>
          </table:table-cell>
          <table:table-cell office:value-type="float" office:value="98638508543" calcext:value-type="float">
            <text:p>98638508543</text:p>
          </table:table-cell>
          <table:table-cell office:value-type="float" office:value="98780143240" calcext:value-type="float">
            <text:p>98780143240</text:p>
          </table:table-cell>
          <table:table-cell office:value-type="float" office:value="321307518065" calcext:value-type="float">
            <text:p>321307518065</text:p>
          </table:table-cell>
          <table:table-cell office:value-type="float" office:value="312777018291" calcext:value-type="float">
            <text:p>312777018291</text:p>
          </table:table-cell>
          <table:table-cell office:value-type="float" office:value="337431317876" calcext:value-type="float">
            <text:p>337431317876</text:p>
          </table:table-cell>
          <table:table-cell office:value-type="float" office:value="377752037401" calcext:value-type="float">
            <text:p>377752037401</text:p>
          </table:table-cell>
          <table:table-cell office:value-type="float" office:value="328746436002" calcext:value-type="float">
            <text:p>328746436002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cuda</text:p>
          </table:table-cell>
          <table:table-cell table:style-name="ce1" office:value-type="string" calcext:value-type="string">
            <text:p>cycles</text:p>
          </table:table-cell>
          <table:table-cell office:value-type="float" office:value="1232478101" calcext:value-type="float">
            <text:p>1232478101</text:p>
          </table:table-cell>
          <table:table-cell office:value-type="float" office:value="269931348" calcext:value-type="float">
            <text:p>269931348</text:p>
          </table:table-cell>
          <table:table-cell office:value-type="float" office:value="306652640" calcext:value-type="float">
            <text:p>306652640</text:p>
          </table:table-cell>
          <table:table-cell office:value-type="float" office:value="386667339" calcext:value-type="float">
            <text:p>386667339</text:p>
          </table:table-cell>
          <table:table-cell office:value-type="float" office:value="1718972614" calcext:value-type="float">
            <text:p>1718972614</text:p>
          </table:table-cell>
          <table:table-cell office:value-type="float" office:value="669194195" calcext:value-type="float">
            <text:p>669194195</text:p>
          </table:table-cell>
          <table:table-cell office:value-type="float" office:value="654079905" calcext:value-type="float">
            <text:p>654079905</text:p>
          </table:table-cell>
          <table:table-cell office:value-type="float" office:value="637040002" calcext:value-type="float">
            <text:p>637040002</text:p>
          </table:table-cell>
          <table:table-cell office:value-type="float" office:value="684916060" calcext:value-type="float">
            <text:p>684916060</text:p>
          </table:table-cell>
          <table:table-cell office:value-type="float" office:value="635192106" calcext:value-type="float">
            <text:p>635192106</text:p>
          </table:table-cell>
          <table:table-cell office:value-type="float" office:value="1545555090" calcext:value-type="float">
            <text:p>1545555090</text:p>
          </table:table-cell>
          <table:table-cell office:value-type="float" office:value="1551132970" calcext:value-type="float">
            <text:p>1551132970</text:p>
          </table:table-cell>
          <table:table-cell office:value-type="float" office:value="1544526518" calcext:value-type="float">
            <text:p>1544526518</text:p>
          </table:table-cell>
          <table:table-cell office:value-type="float" office:value="1578150585" calcext:value-type="float">
            <text:p>1578150585</text:p>
          </table:table-cell>
          <table:table-cell office:value-type="float" office:value="1545676112" calcext:value-type="float">
            <text:p>1545676112</text:p>
          </table:table-cell>
          <table:table-cell office:value-type="float" office:value="3281074312" calcext:value-type="float">
            <text:p>3281074312</text:p>
          </table:table-cell>
          <table:table-cell office:value-type="float" office:value="3279090413" calcext:value-type="float">
            <text:p>3279090413</text:p>
          </table:table-cell>
          <table:table-cell office:value-type="float" office:value="3284765653" calcext:value-type="float">
            <text:p>3284765653</text:p>
          </table:table-cell>
          <table:table-cell office:value-type="float" office:value="3310092947" calcext:value-type="float">
            <text:p>3310092947</text:p>
          </table:table-cell>
          <table:table-cell office:value-type="float" office:value="3282954417" calcext:value-type="float">
            <text:p>3282954417</text:p>
          </table:table-cell>
          <table:table-cell office:value-type="float" office:value="24828073609" calcext:value-type="float">
            <text:p>24828073609</text:p>
          </table:table-cell>
          <table:table-cell office:value-type="float" office:value="24841275099" calcext:value-type="float">
            <text:p>24841275099</text:p>
          </table:table-cell>
          <table:table-cell office:value-type="float" office:value="24847288465" calcext:value-type="float">
            <text:p>24847288465</text:p>
          </table:table-cell>
          <table:table-cell office:value-type="float" office:value="25025224865" calcext:value-type="float">
            <text:p>25025224865</text:p>
          </table:table-cell>
          <table:table-cell office:value-type="float" office:value="24857271002" calcext:value-type="float">
            <text:p>24857271002</text:p>
          </table:table-cell>
          <table:table-cell office:value-type="float" office:value="83136861354" calcext:value-type="float">
            <text:p>83136861354</text:p>
          </table:table-cell>
          <table:table-cell office:value-type="float" office:value="83115637674" calcext:value-type="float">
            <text:p>83115637674</text:p>
          </table:table-cell>
          <table:table-cell office:value-type="float" office:value="83081356354" calcext:value-type="float">
            <text:p>83081356354</text:p>
          </table:table-cell>
          <table:table-cell office:value-type="float" office:value="83375759084" calcext:value-type="float">
            <text:p>83375759084</text:p>
          </table:table-cell>
          <table:table-cell office:value-type="float" office:value="83162686308" calcext:value-type="float">
            <text:p>83162686308</text:p>
          </table:table-cell>
          <table:table-cell office:value-type="float" office:value="196715022218" calcext:value-type="float">
            <text:p>196715022218</text:p>
          </table:table-cell>
          <table:table-cell office:value-type="float" office:value="196649299182" calcext:value-type="float">
            <text:p>196649299182</text:p>
          </table:table-cell>
          <table:table-cell office:value-type="float" office:value="196653832737" calcext:value-type="float">
            <text:p>196653832737</text:p>
          </table:table-cell>
          <table:table-cell office:value-type="float" office:value="198002436654" calcext:value-type="float">
            <text:p>198002436654</text:p>
          </table:table-cell>
          <table:table-cell office:value-type="float" office:value="196856648536" calcext:value-type="float">
            <text:p>196856648536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real_time_nsec</text:p>
          </table:table-cell>
          <table:table-cell office:value-type="float" office:value="385377172" calcext:value-type="float">
            <text:p>385377172</text:p>
          </table:table-cell>
          <table:table-cell office:value-type="float" office:value="84398643" calcext:value-type="float">
            <text:p>84398643</text:p>
          </table:table-cell>
          <table:table-cell office:value-type="float" office:value="95881458" calcext:value-type="float">
            <text:p>95881458</text:p>
          </table:table-cell>
          <table:table-cell office:value-type="float" office:value="120885219" calcext:value-type="float">
            <text:p>120885219</text:p>
          </table:table-cell>
          <table:table-cell office:value-type="float" office:value="537485093" calcext:value-type="float">
            <text:p>537485093</text:p>
          </table:table-cell>
          <table:table-cell office:value-type="float" office:value="209245931" calcext:value-type="float">
            <text:p>209245931</text:p>
          </table:table-cell>
          <table:table-cell office:value-type="float" office:value="204510572" calcext:value-type="float">
            <text:p>204510572</text:p>
          </table:table-cell>
          <table:table-cell office:value-type="float" office:value="199188702" calcext:value-type="float">
            <text:p>199188702</text:p>
          </table:table-cell>
          <table:table-cell office:value-type="float" office:value="214130770" calcext:value-type="float">
            <text:p>214130770</text:p>
          </table:table-cell>
          <table:table-cell office:value-type="float" office:value="198608108" calcext:value-type="float">
            <text:p>198608108</text:p>
          </table:table-cell>
          <table:table-cell office:value-type="float" office:value="483272260" calcext:value-type="float">
            <text:p>483272260</text:p>
          </table:table-cell>
          <table:table-cell office:value-type="float" office:value="484992591" calcext:value-type="float">
            <text:p>484992591</text:p>
          </table:table-cell>
          <table:table-cell office:value-type="float" office:value="482943888" calcext:value-type="float">
            <text:p>482943888</text:p>
          </table:table-cell>
          <table:table-cell office:value-type="float" office:value="493392616" calcext:value-type="float">
            <text:p>493392616</text:p>
          </table:table-cell>
          <table:table-cell office:value-type="float" office:value="483295637" calcext:value-type="float">
            <text:p>483295637</text:p>
          </table:table-cell>
          <table:table-cell office:value-type="float" office:value="1025943917" calcext:value-type="float">
            <text:p>1025943917</text:p>
          </table:table-cell>
          <table:table-cell office:value-type="float" office:value="1025277724" calcext:value-type="float">
            <text:p>1025277724</text:p>
          </table:table-cell>
          <table:table-cell office:value-type="float" office:value="1027084022" calcext:value-type="float">
            <text:p>1027084022</text:p>
          </table:table-cell>
          <table:table-cell office:value-type="float" office:value="1034870345" calcext:value-type="float">
            <text:p>1034870345</text:p>
          </table:table-cell>
          <table:table-cell office:value-type="float" office:value="1026507055" calcext:value-type="float">
            <text:p>1026507055</text:p>
          </table:table-cell>
          <table:table-cell office:value-type="float" office:value="7763388823" calcext:value-type="float">
            <text:p>7763388823</text:p>
          </table:table-cell>
          <table:table-cell office:value-type="float" office:value="7767172340" calcext:value-type="float">
            <text:p>7767172340</text:p>
          </table:table-cell>
          <table:table-cell office:value-type="float" office:value="7769293174" calcext:value-type="float">
            <text:p>7769293174</text:p>
          </table:table-cell>
          <table:table-cell office:value-type="float" office:value="7823930561" calcext:value-type="float">
            <text:p>7823930561</text:p>
          </table:table-cell>
          <table:table-cell office:value-type="float" office:value="7772324910" calcext:value-type="float">
            <text:p>7772324910</text:p>
          </table:table-cell>
          <table:table-cell office:value-type="float" office:value="25995729689" calcext:value-type="float">
            <text:p>25995729689</text:p>
          </table:table-cell>
          <table:table-cell office:value-type="float" office:value="25987969577" calcext:value-type="float">
            <text:p>25987969577</text:p>
          </table:table-cell>
          <table:table-cell office:value-type="float" office:value="25978028891" calcext:value-type="float">
            <text:p>25978028891</text:p>
          </table:table-cell>
          <table:table-cell office:value-type="float" office:value="26066931500" calcext:value-type="float">
            <text:p>26066931500</text:p>
          </table:table-cell>
          <table:table-cell office:value-type="float" office:value="26003161746" calcext:value-type="float">
            <text:p>26003161746</text:p>
          </table:table-cell>
          <table:table-cell office:value-type="float" office:value="61510042476" calcext:value-type="float">
            <text:p>61510042476</text:p>
          </table:table-cell>
          <table:table-cell office:value-type="float" office:value="61487001472" calcext:value-type="float">
            <text:p>61487001472</text:p>
          </table:table-cell>
          <table:table-cell office:value-type="float" office:value="61490109818" calcext:value-type="float">
            <text:p>61490109818</text:p>
          </table:table-cell>
          <table:table-cell office:value-type="float" office:value="61905230903" calcext:value-type="float">
            <text:p>61905230903</text:p>
          </table:table-cell>
          <table:table-cell office:value-type="float" office:value="61552802764" calcext:value-type="float">
            <text:p>61552802764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INS</text:p>
          </table:table-cell>
          <table:table-cell office:value-type="float" office:value="162770586" calcext:value-type="float">
            <text:p>162770586</text:p>
          </table:table-cell>
          <table:table-cell office:value-type="float" office:value="161331680" calcext:value-type="float">
            <text:p>161331680</text:p>
          </table:table-cell>
          <table:table-cell office:value-type="float" office:value="161008896" calcext:value-type="float">
            <text:p>161008896</text:p>
          </table:table-cell>
          <table:table-cell office:value-type="float" office:value="158743022" calcext:value-type="float">
            <text:p>158743022</text:p>
          </table:table-cell>
          <table:table-cell office:value-type="float" office:value="158545212" calcext:value-type="float">
            <text:p>158545212</text:p>
          </table:table-cell>
          <table:table-cell office:value-type="float" office:value="975187344" calcext:value-type="float">
            <text:p>975187344</text:p>
          </table:table-cell>
          <table:table-cell office:value-type="float" office:value="1036437675" calcext:value-type="float">
            <text:p>1036437675</text:p>
          </table:table-cell>
          <table:table-cell office:value-type="float" office:value="1025298429" calcext:value-type="float">
            <text:p>1025298429</text:p>
          </table:table-cell>
          <table:table-cell office:value-type="float" office:value="1054091079" calcext:value-type="float">
            <text:p>1054091079</text:p>
          </table:table-cell>
          <table:table-cell office:value-type="float" office:value="1024356413" calcext:value-type="float">
            <text:p>1024356413</text:p>
          </table:table-cell>
          <table:table-cell office:value-type="float" office:value="2873768140" calcext:value-type="float">
            <text:p>2873768140</text:p>
          </table:table-cell>
          <table:table-cell office:value-type="float" office:value="2974585075" calcext:value-type="float">
            <text:p>2974585075</text:p>
          </table:table-cell>
          <table:table-cell office:value-type="float" office:value="2981986023" calcext:value-type="float">
            <text:p>2981986023</text:p>
          </table:table-cell>
          <table:table-cell office:value-type="float" office:value="3055674570" calcext:value-type="float">
            <text:p>3055674570</text:p>
          </table:table-cell>
          <table:table-cell office:value-type="float" office:value="2895454172" calcext:value-type="float">
            <text:p>2895454172</text:p>
          </table:table-cell>
          <table:table-cell office:value-type="float" office:value="6622627749" calcext:value-type="float">
            <text:p>6622627749</text:p>
          </table:table-cell>
          <table:table-cell office:value-type="float" office:value="6573398330" calcext:value-type="float">
            <text:p>6573398330</text:p>
          </table:table-cell>
          <table:table-cell office:value-type="float" office:value="6686816668" calcext:value-type="float">
            <text:p>6686816668</text:p>
          </table:table-cell>
          <table:table-cell office:value-type="float" office:value="6651679422" calcext:value-type="float">
            <text:p>6651679422</text:p>
          </table:table-cell>
          <table:table-cell office:value-type="float" office:value="6227043048" calcext:value-type="float">
            <text:p>6227043048</text:p>
          </table:table-cell>
          <table:table-cell office:value-type="float" office:value="53036538544" calcext:value-type="float">
            <text:p>53036538544</text:p>
          </table:table-cell>
          <table:table-cell office:value-type="float" office:value="54280806521" calcext:value-type="float">
            <text:p>54280806521</text:p>
          </table:table-cell>
          <table:table-cell office:value-type="float" office:value="52818043438" calcext:value-type="float">
            <text:p>52818043438</text:p>
          </table:table-cell>
          <table:table-cell office:value-type="float" office:value="53022637982" calcext:value-type="float">
            <text:p>53022637982</text:p>
          </table:table-cell>
          <table:table-cell office:value-type="float" office:value="53563377099" calcext:value-type="float">
            <text:p>53563377099</text:p>
          </table:table-cell>
          <table:table-cell office:value-type="float" office:value="180725316243" calcext:value-type="float">
            <text:p>180725316243</text:p>
          </table:table-cell>
          <table:table-cell office:value-type="float" office:value="181283129672" calcext:value-type="float">
            <text:p>181283129672</text:p>
          </table:table-cell>
          <table:table-cell office:value-type="float" office:value="200224365497" calcext:value-type="float">
            <text:p>200224365497</text:p>
          </table:table-cell>
          <table:table-cell office:value-type="float" office:value="178247375998" calcext:value-type="float">
            <text:p>178247375998</text:p>
          </table:table-cell>
          <table:table-cell office:value-type="float" office:value="180104871761" calcext:value-type="float">
            <text:p>180104871761</text:p>
          </table:table-cell>
          <table:table-cell office:value-type="float" office:value="407636530263" calcext:value-type="float">
            <text:p>407636530263</text:p>
          </table:table-cell>
          <table:table-cell office:value-type="float" office:value="403157909346" calcext:value-type="float">
            <text:p>403157909346</text:p>
          </table:table-cell>
          <table:table-cell office:value-type="float" office:value="471100246171" calcext:value-type="float">
            <text:p>471100246171</text:p>
          </table:table-cell>
          <table:table-cell office:value-type="float" office:value="414219922420" calcext:value-type="float">
            <text:p>414219922420</text:p>
          </table:table-cell>
          <table:table-cell office:value-type="float" office:value="422799861240" calcext:value-type="float">
            <text:p>422799861240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CYC</text:p>
          </table:table-cell>
          <table:table-cell office:value-type="float" office:value="87578279" calcext:value-type="float">
            <text:p>87578279</text:p>
          </table:table-cell>
          <table:table-cell office:value-type="float" office:value="86505393" calcext:value-type="float">
            <text:p>86505393</text:p>
          </table:table-cell>
          <table:table-cell office:value-type="float" office:value="86364310" calcext:value-type="float">
            <text:p>86364310</text:p>
          </table:table-cell>
          <table:table-cell office:value-type="float" office:value="86246888" calcext:value-type="float">
            <text:p>86246888</text:p>
          </table:table-cell>
          <table:table-cell office:value-type="float" office:value="86774375" calcext:value-type="float">
            <text:p>86774375</text:p>
          </table:table-cell>
          <table:table-cell office:value-type="float" office:value="500724899" calcext:value-type="float">
            <text:p>500724899</text:p>
          </table:table-cell>
          <table:table-cell office:value-type="float" office:value="528376382" calcext:value-type="float">
            <text:p>528376382</text:p>
          </table:table-cell>
          <table:table-cell office:value-type="float" office:value="508103955" calcext:value-type="float">
            <text:p>508103955</text:p>
          </table:table-cell>
          <table:table-cell office:value-type="float" office:value="523947680" calcext:value-type="float">
            <text:p>523947680</text:p>
          </table:table-cell>
          <table:table-cell office:value-type="float" office:value="506800029" calcext:value-type="float">
            <text:p>506800029</text:p>
          </table:table-cell>
          <table:table-cell office:value-type="float" office:value="1444798426" calcext:value-type="float">
            <text:p>1444798426</text:p>
          </table:table-cell>
          <table:table-cell office:value-type="float" office:value="1462089480" calcext:value-type="float">
            <text:p>1462089480</text:p>
          </table:table-cell>
          <table:table-cell office:value-type="float" office:value="1469162179" calcext:value-type="float">
            <text:p>1469162179</text:p>
          </table:table-cell>
          <table:table-cell office:value-type="float" office:value="1488166872" calcext:value-type="float">
            <text:p>1488166872</text:p>
          </table:table-cell>
          <table:table-cell office:value-type="float" office:value="1444137316" calcext:value-type="float">
            <text:p>1444137316</text:p>
          </table:table-cell>
          <table:table-cell office:value-type="float" office:value="3277453240" calcext:value-type="float">
            <text:p>3277453240</text:p>
          </table:table-cell>
          <table:table-cell office:value-type="float" office:value="3274696353" calcext:value-type="float">
            <text:p>3274696353</text:p>
          </table:table-cell>
          <table:table-cell office:value-type="float" office:value="3274701825" calcext:value-type="float">
            <text:p>3274701825</text:p>
          </table:table-cell>
          <table:table-cell office:value-type="float" office:value="3294642163" calcext:value-type="float">
            <text:p>3294642163</text:p>
          </table:table-cell>
          <table:table-cell office:value-type="float" office:value="3262373420" calcext:value-type="float">
            <text:p>3262373420</text:p>
          </table:table-cell>
          <table:table-cell office:value-type="float" office:value="25979528287" calcext:value-type="float">
            <text:p>25979528287</text:p>
          </table:table-cell>
          <table:table-cell office:value-type="float" office:value="25965567479" calcext:value-type="float">
            <text:p>25965567479</text:p>
          </table:table-cell>
          <table:table-cell office:value-type="float" office:value="25998139414" calcext:value-type="float">
            <text:p>25998139414</text:p>
          </table:table-cell>
          <table:table-cell office:value-type="float" office:value="26027133066" calcext:value-type="float">
            <text:p>26027133066</text:p>
          </table:table-cell>
          <table:table-cell office:value-type="float" office:value="25943068203" calcext:value-type="float">
            <text:p>25943068203</text:p>
          </table:table-cell>
          <table:table-cell office:value-type="float" office:value="87483069455" calcext:value-type="float">
            <text:p>87483069455</text:p>
          </table:table-cell>
          <table:table-cell office:value-type="float" office:value="87367957639" calcext:value-type="float">
            <text:p>87367957639</text:p>
          </table:table-cell>
          <table:table-cell office:value-type="float" office:value="87408543873" calcext:value-type="float">
            <text:p>87408543873</text:p>
          </table:table-cell>
          <table:table-cell office:value-type="float" office:value="87470553365" calcext:value-type="float">
            <text:p>87470553365</text:p>
          </table:table-cell>
          <table:table-cell office:value-type="float" office:value="87186920108" calcext:value-type="float">
            <text:p>87186920108</text:p>
          </table:table-cell>
          <table:table-cell office:value-type="float" office:value="207289439676" calcext:value-type="float">
            <text:p>207289439676</text:p>
          </table:table-cell>
          <table:table-cell office:value-type="float" office:value="206884272044" calcext:value-type="float">
            <text:p>206884272044</text:p>
          </table:table-cell>
          <table:table-cell office:value-type="float" office:value="207108710658" calcext:value-type="float">
            <text:p>207108710658</text:p>
          </table:table-cell>
          <table:table-cell office:value-type="float" office:value="205489395012" calcext:value-type="float">
            <text:p>205489395012</text:p>
          </table:table-cell>
          <table:table-cell office:value-type="float" office:value="206712217422" calcext:value-type="float">
            <text:p>206712217422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mpi</text:p>
          </table:table-cell>
          <table:table-cell table:style-name="ce1" office:value-type="string" calcext:value-type="string">
            <text:p>cycles</text:p>
          </table:table-cell>
          <table:table-cell office:value-type="float" office:value="320533128" calcext:value-type="float">
            <text:p>320533128</text:p>
          </table:table-cell>
          <table:table-cell office:value-type="float" office:value="310254376" calcext:value-type="float">
            <text:p>310254376</text:p>
          </table:table-cell>
          <table:table-cell office:value-type="float" office:value="323685847" calcext:value-type="float">
            <text:p>323685847</text:p>
          </table:table-cell>
          <table:table-cell office:value-type="float" office:value="334405292" calcext:value-type="float">
            <text:p>334405292</text:p>
          </table:table-cell>
          <table:table-cell office:value-type="float" office:value="347325818" calcext:value-type="float">
            <text:p>347325818</text:p>
          </table:table-cell>
          <table:table-cell office:value-type="float" office:value="872339152" calcext:value-type="float">
            <text:p>872339152</text:p>
          </table:table-cell>
          <table:table-cell office:value-type="float" office:value="917961915" calcext:value-type="float">
            <text:p>917961915</text:p>
          </table:table-cell>
          <table:table-cell office:value-type="float" office:value="929641300" calcext:value-type="float">
            <text:p>929641300</text:p>
          </table:table-cell>
          <table:table-cell office:value-type="float" office:value="916757533" calcext:value-type="float">
            <text:p>916757533</text:p>
          </table:table-cell>
          <table:table-cell office:value-type="float" office:value="1070133306" calcext:value-type="float">
            <text:p>1070133306</text:p>
          </table:table-cell>
          <table:table-cell office:value-type="float" office:value="2393412788" calcext:value-type="float">
            <text:p>2393412788</text:p>
          </table:table-cell>
          <table:table-cell office:value-type="float" office:value="2471216195" calcext:value-type="float">
            <text:p>2471216195</text:p>
          </table:table-cell>
          <table:table-cell office:value-type="float" office:value="2401646905" calcext:value-type="float">
            <text:p>2401646905</text:p>
          </table:table-cell>
          <table:table-cell office:value-type="float" office:value="2444055335" calcext:value-type="float">
            <text:p>2444055335</text:p>
          </table:table-cell>
          <table:table-cell office:value-type="float" office:value="2461262800" calcext:value-type="float">
            <text:p>2461262800</text:p>
          </table:table-cell>
          <table:table-cell office:value-type="float" office:value="3306133580" calcext:value-type="float">
            <text:p>3306133580</text:p>
          </table:table-cell>
          <table:table-cell office:value-type="float" office:value="3196468284" calcext:value-type="float">
            <text:p>3196468284</text:p>
          </table:table-cell>
          <table:table-cell office:value-type="float" office:value="3331701057" calcext:value-type="float">
            <text:p>3331701057</text:p>
          </table:table-cell>
          <table:table-cell office:value-type="float" office:value="3207638744" calcext:value-type="float">
            <text:p>3207638744</text:p>
          </table:table-cell>
          <table:table-cell office:value-type="float" office:value="3200774173" calcext:value-type="float">
            <text:p>3200774173</text:p>
          </table:table-cell>
          <table:table-cell office:value-type="float" office:value="26036426244" calcext:value-type="float">
            <text:p>26036426244</text:p>
          </table:table-cell>
          <table:table-cell office:value-type="float" office:value="25682517511" calcext:value-type="float">
            <text:p>25682517511</text:p>
          </table:table-cell>
          <table:table-cell office:value-type="float" office:value="26174198713" calcext:value-type="float">
            <text:p>26174198713</text:p>
          </table:table-cell>
          <table:table-cell office:value-type="float" office:value="26286132684" calcext:value-type="float">
            <text:p>26286132684</text:p>
          </table:table-cell>
          <table:table-cell office:value-type="float" office:value="25879364816" calcext:value-type="float">
            <text:p>25879364816</text:p>
          </table:table-cell>
          <table:table-cell office:value-type="float" office:value="94926938215" calcext:value-type="float">
            <text:p>94926938215</text:p>
          </table:table-cell>
          <table:table-cell office:value-type="float" office:value="94674691644" calcext:value-type="float">
            <text:p>94674691644</text:p>
          </table:table-cell>
          <table:table-cell office:value-type="float" office:value="94859847443" calcext:value-type="float">
            <text:p>94859847443</text:p>
          </table:table-cell>
          <table:table-cell office:value-type="float" office:value="94201104217" calcext:value-type="float">
            <text:p>94201104217</text:p>
          </table:table-cell>
          <table:table-cell office:value-type="float" office:value="94058052552" calcext:value-type="float">
            <text:p>94058052552</text:p>
          </table:table-cell>
          <table:table-cell office:value-type="float" office:value="352556978168" calcext:value-type="float">
            <text:p>352556978168</text:p>
          </table:table-cell>
          <table:table-cell office:value-type="float" office:value="353002767446" calcext:value-type="float">
            <text:p>353002767446</text:p>
          </table:table-cell>
          <table:table-cell office:value-type="float" office:value="352568656128" calcext:value-type="float">
            <text:p>352568656128</text:p>
          </table:table-cell>
          <table:table-cell office:value-type="float" office:value="355513309100" calcext:value-type="float">
            <text:p>355513309100</text:p>
          </table:table-cell>
          <table:table-cell office:value-type="float" office:value="349163486998" calcext:value-type="float">
            <text:p>349163486998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real_time_nsec</text:p>
          </table:table-cell>
          <table:table-cell office:value-type="float" office:value="100224326" calcext:value-type="float">
            <text:p>100224326</text:p>
          </table:table-cell>
          <table:table-cell office:value-type="float" office:value="97016530" calcext:value-type="float">
            <text:p>97016530</text:p>
          </table:table-cell>
          <table:table-cell office:value-type="float" office:value="101207423" calcext:value-type="float">
            <text:p>101207423</text:p>
          </table:table-cell>
          <table:table-cell office:value-type="float" office:value="104550645" calcext:value-type="float">
            <text:p>104550645</text:p>
          </table:table-cell>
          <table:table-cell office:value-type="float" office:value="108597532" calcext:value-type="float">
            <text:p>108597532</text:p>
          </table:table-cell>
          <table:table-cell office:value-type="float" office:value="272766844" calcext:value-type="float">
            <text:p>272766844</text:p>
          </table:table-cell>
          <table:table-cell office:value-type="float" office:value="287021680" calcext:value-type="float">
            <text:p>287021680</text:p>
          </table:table-cell>
          <table:table-cell office:value-type="float" office:value="290679670" calcext:value-type="float">
            <text:p>290679670</text:p>
          </table:table-cell>
          <table:table-cell office:value-type="float" office:value="286624790" calcext:value-type="float">
            <text:p>286624790</text:p>
          </table:table-cell>
          <table:table-cell office:value-type="float" office:value="334606000" calcext:value-type="float">
            <text:p>334606000</text:p>
          </table:table-cell>
          <table:table-cell office:value-type="float" office:value="748386036" calcext:value-type="float">
            <text:p>748386036</text:p>
          </table:table-cell>
          <table:table-cell office:value-type="float" office:value="772683983" calcext:value-type="float">
            <text:p>772683983</text:p>
          </table:table-cell>
          <table:table-cell office:value-type="float" office:value="750951289" calcext:value-type="float">
            <text:p>750951289</text:p>
          </table:table-cell>
          <table:table-cell office:value-type="float" office:value="764138818" calcext:value-type="float">
            <text:p>764138818</text:p>
          </table:table-cell>
          <table:table-cell office:value-type="float" office:value="769582618" calcext:value-type="float">
            <text:p>769582618</text:p>
          </table:table-cell>
          <table:table-cell office:value-type="float" office:value="1033780885" calcext:value-type="float">
            <text:p>1033780885</text:p>
          </table:table-cell>
          <table:table-cell office:value-type="float" office:value="999452325" calcext:value-type="float">
            <text:p>999452325</text:p>
          </table:table-cell>
          <table:table-cell office:value-type="float" office:value="1041761979" calcext:value-type="float">
            <text:p>1041761979</text:p>
          </table:table-cell>
          <table:table-cell office:value-type="float" office:value="1002874757" calcext:value-type="float">
            <text:p>1002874757</text:p>
          </table:table-cell>
          <table:table-cell office:value-type="float" office:value="1000812379" calcext:value-type="float">
            <text:p>1000812379</text:p>
          </table:table-cell>
          <table:table-cell office:value-type="float" office:value="8141228167" calcext:value-type="float">
            <text:p>8141228167</text:p>
          </table:table-cell>
          <table:table-cell office:value-type="float" office:value="8030259967" calcext:value-type="float">
            <text:p>8030259967</text:p>
          </table:table-cell>
          <table:table-cell office:value-type="float" office:value="8184203602" calcext:value-type="float">
            <text:p>8184203602</text:p>
          </table:table-cell>
          <table:table-cell office:value-type="float" office:value="8218434047" calcext:value-type="float">
            <text:p>8218434047</text:p>
          </table:table-cell>
          <table:table-cell office:value-type="float" office:value="8091915905" calcext:value-type="float">
            <text:p>8091915905</text:p>
          </table:table-cell>
          <table:table-cell office:value-type="float" office:value="29682337754" calcext:value-type="float">
            <text:p>29682337754</text:p>
          </table:table-cell>
          <table:table-cell office:value-type="float" office:value="29602365098" calcext:value-type="float">
            <text:p>29602365098</text:p>
          </table:table-cell>
          <table:table-cell office:value-type="float" office:value="29660983433" calcext:value-type="float">
            <text:p>29660983433</text:p>
          </table:table-cell>
          <table:table-cell office:value-type="float" office:value="29452404633" calcext:value-type="float">
            <text:p>29452404633</text:p>
          </table:table-cell>
          <table:table-cell office:value-type="float" office:value="29409915590" calcext:value-type="float">
            <text:p>29409915590</text:p>
          </table:table-cell>
          <table:table-cell office:value-type="float" office:value="110239701131" calcext:value-type="float">
            <text:p>110239701131</text:p>
          </table:table-cell>
          <table:table-cell office:value-type="float" office:value="110375388622" calcext:value-type="float">
            <text:p>110375388622</text:p>
          </table:table-cell>
          <table:table-cell office:value-type="float" office:value="110241996107" calcext:value-type="float">
            <text:p>110241996107</text:p>
          </table:table-cell>
          <table:table-cell office:value-type="float" office:value="111154609476" calcext:value-type="float">
            <text:p>111154609476</text:p>
          </table:table-cell>
          <table:table-cell office:value-type="float" office:value="109175867988" calcext:value-type="float">
            <text:p>109175867988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INS</text:p>
          </table:table-cell>
          <table:table-cell office:value-type="float" office:value="140164963" calcext:value-type="float">
            <text:p>140164963</text:p>
          </table:table-cell>
          <table:table-cell office:value-type="float" office:value="137195726" calcext:value-type="float">
            <text:p>137195726</text:p>
          </table:table-cell>
          <table:table-cell office:value-type="float" office:value="136073861" calcext:value-type="float">
            <text:p>136073861</text:p>
          </table:table-cell>
          <table:table-cell office:value-type="float" office:value="142892182" calcext:value-type="float">
            <text:p>142892182</text:p>
          </table:table-cell>
          <table:table-cell office:value-type="float" office:value="145825869" calcext:value-type="float">
            <text:p>145825869</text:p>
          </table:table-cell>
          <table:table-cell office:value-type="float" office:value="463231037" calcext:value-type="float">
            <text:p>463231037</text:p>
          </table:table-cell>
          <table:table-cell office:value-type="float" office:value="472936396" calcext:value-type="float">
            <text:p>472936396</text:p>
          </table:table-cell>
          <table:table-cell office:value-type="float" office:value="473365270" calcext:value-type="float">
            <text:p>473365270</text:p>
          </table:table-cell>
          <table:table-cell office:value-type="float" office:value="469416811" calcext:value-type="float">
            <text:p>469416811</text:p>
          </table:table-cell>
          <table:table-cell office:value-type="float" office:value="508299414" calcext:value-type="float">
            <text:p>508299414</text:p>
          </table:table-cell>
          <table:table-cell office:value-type="float" office:value="1285139511" calcext:value-type="float">
            <text:p>1285139511</text:p>
          </table:table-cell>
          <table:table-cell office:value-type="float" office:value="1300956417" calcext:value-type="float">
            <text:p>1300956417</text:p>
          </table:table-cell>
          <table:table-cell office:value-type="float" office:value="1308233800" calcext:value-type="float">
            <text:p>1308233800</text:p>
          </table:table-cell>
          <table:table-cell office:value-type="float" office:value="1307963399" calcext:value-type="float">
            <text:p>1307963399</text:p>
          </table:table-cell>
          <table:table-cell office:value-type="float" office:value="1284283797" calcext:value-type="float">
            <text:p>1284283797</text:p>
          </table:table-cell>
          <table:table-cell office:value-type="float" office:value="2733398535" calcext:value-type="float">
            <text:p>2733398535</text:p>
          </table:table-cell>
          <table:table-cell office:value-type="float" office:value="2706016996" calcext:value-type="float">
            <text:p>2706016996</text:p>
          </table:table-cell>
          <table:table-cell office:value-type="float" office:value="2696965525" calcext:value-type="float">
            <text:p>2696965525</text:p>
          </table:table-cell>
          <table:table-cell office:value-type="float" office:value="2706069958" calcext:value-type="float">
            <text:p>2706069958</text:p>
          </table:table-cell>
          <table:table-cell office:value-type="float" office:value="2702639623" calcext:value-type="float">
            <text:p>2702639623</text:p>
          </table:table-cell>
          <table:table-cell office:value-type="float" office:value="21215173804" calcext:value-type="float">
            <text:p>21215173804</text:p>
          </table:table-cell>
          <table:table-cell office:value-type="float" office:value="21108449287" calcext:value-type="float">
            <text:p>21108449287</text:p>
          </table:table-cell>
          <table:table-cell office:value-type="float" office:value="21281373304" calcext:value-type="float">
            <text:p>21281373304</text:p>
          </table:table-cell>
          <table:table-cell office:value-type="float" office:value="21226565222" calcext:value-type="float">
            <text:p>21226565222</text:p>
          </table:table-cell>
          <table:table-cell office:value-type="float" office:value="21147260167" calcext:value-type="float">
            <text:p>21147260167</text:p>
          </table:table-cell>
          <table:table-cell office:value-type="float" office:value="73555963820" calcext:value-type="float">
            <text:p>73555963820</text:p>
          </table:table-cell>
          <table:table-cell office:value-type="float" office:value="73568090548" calcext:value-type="float">
            <text:p>73568090548</text:p>
          </table:table-cell>
          <table:table-cell office:value-type="float" office:value="73557441884" calcext:value-type="float">
            <text:p>73557441884</text:p>
          </table:table-cell>
          <table:table-cell office:value-type="float" office:value="73363073099" calcext:value-type="float">
            <text:p>73363073099</text:p>
          </table:table-cell>
          <table:table-cell office:value-type="float" office:value="73279635665" calcext:value-type="float">
            <text:p>73279635665</text:p>
          </table:table-cell>
          <table:table-cell office:value-type="float" office:value="183146646939" calcext:value-type="float">
            <text:p>183146646939</text:p>
          </table:table-cell>
          <table:table-cell office:value-type="float" office:value="185004661052" calcext:value-type="float">
            <text:p>185004661052</text:p>
          </table:table-cell>
          <table:table-cell office:value-type="float" office:value="183205196752" calcext:value-type="float">
            <text:p>183205196752</text:p>
          </table:table-cell>
          <table:table-cell office:value-type="float" office:value="189223291606" calcext:value-type="float">
            <text:p>189223291606</text:p>
          </table:table-cell>
          <table:table-cell office:value-type="float" office:value="188584203352" calcext:value-type="float">
            <text:p>188584203352</text:p>
          </table:table-cell>
          <table:table-cell table:number-columns-repeated="27"/>
        </table:table-row>
        <table:table-row table:style-name="ro1">
          <table:covered-table-cell table:style-name="ce1"/>
          <table:table-cell table:style-name="ce1" office:value-type="string" calcext:value-type="string">
            <text:p>PAPI_TOT_CYC</text:p>
          </table:table-cell>
          <table:table-cell office:value-type="float" office:value="92758439" calcext:value-type="float">
            <text:p>92758439</text:p>
          </table:table-cell>
          <table:table-cell office:value-type="float" office:value="87319407" calcext:value-type="float">
            <text:p>87319407</text:p>
          </table:table-cell>
          <table:table-cell office:value-type="float" office:value="94358701" calcext:value-type="float">
            <text:p>94358701</text:p>
          </table:table-cell>
          <table:table-cell office:value-type="float" office:value="95414648" calcext:value-type="float">
            <text:p>95414648</text:p>
          </table:table-cell>
          <table:table-cell office:value-type="float" office:value="94336229" calcext:value-type="float">
            <text:p>94336229</text:p>
          </table:table-cell>
          <table:table-cell office:value-type="float" office:value="296000282" calcext:value-type="float">
            <text:p>296000282</text:p>
          </table:table-cell>
          <table:table-cell office:value-type="float" office:value="291696688" calcext:value-type="float">
            <text:p>291696688</text:p>
          </table:table-cell>
          <table:table-cell office:value-type="float" office:value="320332374" calcext:value-type="float">
            <text:p>320332374</text:p>
          </table:table-cell>
          <table:table-cell office:value-type="float" office:value="282826177" calcext:value-type="float">
            <text:p>282826177</text:p>
          </table:table-cell>
          <table:table-cell office:value-type="float" office:value="334674778" calcext:value-type="float">
            <text:p>334674778</text:p>
          </table:table-cell>
          <table:table-cell office:value-type="float" office:value="1098659127" calcext:value-type="float">
            <text:p>1098659127</text:p>
          </table:table-cell>
          <table:table-cell office:value-type="float" office:value="1135781225" calcext:value-type="float">
            <text:p>1135781225</text:p>
          </table:table-cell>
          <table:table-cell office:value-type="float" office:value="1115026318" calcext:value-type="float">
            <text:p>1115026318</text:p>
          </table:table-cell>
          <table:table-cell office:value-type="float" office:value="1102898986" calcext:value-type="float">
            <text:p>1102898986</text:p>
          </table:table-cell>
          <table:table-cell office:value-type="float" office:value="1286018663" calcext:value-type="float">
            <text:p>1286018663</text:p>
          </table:table-cell>
          <table:table-cell office:value-type="float" office:value="1643802103" calcext:value-type="float">
            <text:p>1643802103</text:p>
          </table:table-cell>
          <table:table-cell office:value-type="float" office:value="1647835156" calcext:value-type="float">
            <text:p>1647835156</text:p>
          </table:table-cell>
          <table:table-cell office:value-type="float" office:value="1839199539" calcext:value-type="float">
            <text:p>1839199539</text:p>
          </table:table-cell>
          <table:table-cell office:value-type="float" office:value="1638148200" calcext:value-type="float">
            <text:p>1638148200</text:p>
          </table:table-cell>
          <table:table-cell office:value-type="float" office:value="1624196868" calcext:value-type="float">
            <text:p>1624196868</text:p>
          </table:table-cell>
          <table:table-cell office:value-type="float" office:value="13996509073" calcext:value-type="float">
            <text:p>13996509073</text:p>
          </table:table-cell>
          <table:table-cell office:value-type="float" office:value="14002232305" calcext:value-type="float">
            <text:p>14002232305</text:p>
          </table:table-cell>
          <table:table-cell office:value-type="float" office:value="13970907448" calcext:value-type="float">
            <text:p>13970907448</text:p>
          </table:table-cell>
          <table:table-cell office:value-type="float" office:value="14084754354" calcext:value-type="float">
            <text:p>14084754354</text:p>
          </table:table-cell>
          <table:table-cell office:value-type="float" office:value="14027926934" calcext:value-type="float">
            <text:p>14027926934</text:p>
          </table:table-cell>
          <table:table-cell office:value-type="float" office:value="44602499749" calcext:value-type="float">
            <text:p>44602499749</text:p>
          </table:table-cell>
          <table:table-cell office:value-type="float" office:value="44359982103" calcext:value-type="float">
            <text:p>44359982103</text:p>
          </table:table-cell>
          <table:table-cell office:value-type="float" office:value="44542515655" calcext:value-type="float">
            <text:p>44542515655</text:p>
          </table:table-cell>
          <table:table-cell office:value-type="float" office:value="42928883738" calcext:value-type="float">
            <text:p>42928883738</text:p>
          </table:table-cell>
          <table:table-cell office:value-type="float" office:value="43357383574" calcext:value-type="float">
            <text:p>43357383574</text:p>
          </table:table-cell>
          <table:table-cell office:value-type="float" office:value="188725063380" calcext:value-type="float">
            <text:p>188725063380</text:p>
          </table:table-cell>
          <table:table-cell office:value-type="float" office:value="183741448596" calcext:value-type="float">
            <text:p>183741448596</text:p>
          </table:table-cell>
          <table:table-cell office:value-type="float" office:value="188369884417" calcext:value-type="float">
            <text:p>188369884417</text:p>
          </table:table-cell>
          <table:table-cell office:value-type="float" office:value="157024535266" calcext:value-type="float">
            <text:p>157024535266</text:p>
          </table:table-cell>
          <table:table-cell office:value-type="float" office:value="156186487844" calcext:value-type="float">
            <text:p>156186487844</text:p>
          </table:table-cell>
          <table:table-cell table:number-columns-repeated="2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1-05-17T13:41:11</meta:creation-date>
    <dc:date>2021-05-17T16:31:01.050422026</dc:date>
    <meta:generator>LibreOffice/7.1.3.2$Linux_X86_64 LibreOffice_project/10$Build-2</meta:generator>
    <meta:editing-duration>PT1H39M15S</meta:editing-duration>
    <meta:editing-cycles>1</meta:editing-cycles>
    <meta:document-statistic meta:table-count="1" meta:cell-count="622" meta:object-count="0"/>
    <meta:user-defined meta:name="AppVersion">3.0</meta:user-defined>
  </office:meta>
</office:document-meta>
</file>